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on-campus-virginia-coll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on-campus-virginia-coll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787">
            <text:p>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787">
            <text:p>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TI - Commercial Driving Facility</text:p>
          </table:table-cell>
          <table:table-cell table:style-name="ce21" office:value-type="float" office:value="787">
            <text:p>7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American National University - Parkersburg</text:p>
          </table:table-cell>
          <table:table-cell table:style-name="ce21" office:value-type="float" office:value="2130">
            <text:p>21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22">
            <text:p>449922</text:p>
          </table:table-cell>
          <table:table-cell table:style-name="ce21" office:value-type="string">
            <text:p>Appalachian College of Pharmac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018">
            <text:p>10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4">
            <text:p>9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6">
            <text:p>3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8113">
            <text:p>458113</text:p>
          </table:table-cell>
          <table:table-cell table:style-name="ce21" office:value-type="string">
            <text:p>Bethe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694">
            <text:p>46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9">
            <text:p>175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9107">
            <text:p>459107</text:p>
          </table:table-cell>
          <table:table-cell table:style-name="ce21" office:value-type="string">
            <text:p>Bryant &amp; Stratton College-Hamp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yant &amp; Stratton College</text:p>
          </table:table-cell>
          <table:table-cell table:style-name="ce21" office:value-type="float" office:value="567">
            <text:p>5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942">
            <text:p>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5">
            <text:p>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">
            <text:p>1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0306">
            <text:p>430306</text:p>
          </table:table-cell>
          <table:table-cell table:style-name="ce21" office:value-type="string">
            <text:p>Cayce Reilly School of Massotherap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4906">
            <text:p>49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44">
            <text:p>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56">
            <text:p>1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484">
            <text:p>1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0871">
            <text:p>460871</text:p>
          </table:table-cell>
          <table:table-cell table:style-name="ce21" office:value-type="string">
            <text:p>Chamberlain College of Nursing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amberlain College of Nursing-Arlington Campus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186">
            <text:p>518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Newport News Campus</text:p>
          </table:table-cell>
          <table:table-cell table:style-name="ce21" office:value-type="float" office:value="8258">
            <text:p>82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5983">
            <text:p>455983</text:p>
          </table:table-cell>
          <table:table-cell table:style-name="ce21" office:value-type="string">
            <text:p>Columbia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entreville Extension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1449">
            <text:p>461449</text:p>
          </table:table-cell>
          <table:table-cell table:style-name="ce21" office:value-type="string">
            <text:p>Cosmopolitan Beauty and Tech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63">
            <text:p>14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20">
            <text:p>4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012">
            <text:p>10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012">
            <text:p>10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012">
            <text:p>10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82653">
            <text:p>482653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9">
            <text:p>15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3">
            <text:p>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9840">
            <text:p>9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144">
            <text:p>1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arolinas Campus</text:p>
          </table:table-cell>
          <table:table-cell table:style-name="ce21" office:value-type="float" office:value="1144">
            <text:p>11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45">
            <text:p>9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76179">
            <text:p>476179</text:p>
          </table:table-cell>
          <table:table-cell table:style-name="ce21" office:value-type="string">
            <text:p>Empire Beauty School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Virginia Beach- VA</text:p>
          </table:table-cell>
          <table:table-cell table:style-name="ce21" office:value-type="float" office:value="59">
            <text:p>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25">
            <text:p>7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35">
            <text:p>3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1">
            <text:p>3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0">
            <text:p>15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2">
            <text:p>3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534">
            <text:p>5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61">
            <text:p>3296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247">
            <text:p>247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tafford County Center</text:p>
          </table:table-cell>
          <table:table-cell table:style-name="ce21" office:value-type="float" office:value="7520">
            <text:p>7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0">
            <text:p>1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5">
            <text:p>476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4765">
            <text:p>47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794">
            <text:p>7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8122">
            <text:p>458122</text:p>
          </table:table-cell>
          <table:table-cell table:style-name="ce21" office:value-type="string">
            <text:p>Institute of Advanced Medical Esthetic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1">
            <text:p>9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5">
            <text:p>5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9602">
            <text:p>459602</text:p>
          </table:table-cell>
          <table:table-cell table:style-name="ce21" office:value-type="string">
            <text:p>ITT Technical Institute-Salem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0">
            <text:p>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846">
            <text:p>12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846">
            <text:p>12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846">
            <text:p>12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9927">
            <text:p>19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8">
            <text:p>10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145">
            <text:p>10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10145">
            <text:p>10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10145">
            <text:p>10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10145">
            <text:p>101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372">
            <text:p>743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ngwood  University at South Boston</text:p>
          </table:table-cell>
          <table:table-cell table:style-name="ce21" office:value-type="float" office:value="4834">
            <text:p>48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7288">
            <text:p>72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7288">
            <text:p>72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7288">
            <text:p>72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56">
            <text:p>2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67">
            <text:p>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91">
            <text:p>17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02">
            <text:p>3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545">
            <text:p>15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545">
            <text:p>15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545">
            <text:p>15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45">
            <text:p>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89">
            <text:p>30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083">
            <text:p>50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100">
            <text:p>7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Innovation Park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Rest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Arlingt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LI/ Fairfax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Pitney Bowes Building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Fort Belvoir- Barden Educati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Fort Myer/ Henderson Hall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Quantico Marine Base Education Center</text:p>
          </table:table-cell>
          <table:table-cell table:style-name="ce21" office:value-type="float" office:value="51864">
            <text:p>518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1412">
            <text:p>461412</text:p>
          </table:table-cell>
          <table:table-cell table:style-name="ce21" office:value-type="string">
            <text:p>Northern Virginia School of Therapeutic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670">
            <text:p>246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59">
            <text:p>5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79">
            <text:p>30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493">
            <text:p>14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493">
            <text:p>14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9995">
            <text:p>449995</text:p>
          </table:table-cell>
          <table:table-cell table:style-name="ce21" office:value-type="string">
            <text:p>Paul Mitchell the School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ul Mitchell The School Tysons Corner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93">
            <text:p>56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3">
            <text:p>95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82">
            <text:p>8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12">
            <text:p>1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11">
            <text:p>3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11">
            <text:p>3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Kilmarnock Center</text:p>
          </table:table-cell>
          <table:table-cell table:style-name="ce21" office:value-type="float" office:value="3711">
            <text:p>37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7605">
            <text:p>467605</text:p>
          </table:table-cell>
          <table:table-cell table:style-name="ce21" office:value-type="string">
            <text:p>Regency Beauty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91">
            <text:p>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76133">
            <text:p>476133</text:p>
          </table:table-cell>
          <table:table-cell table:style-name="ce21" office:value-type="string">
            <text:p>Regency Beauty Institut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118">
            <text:p>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7650">
            <text:p>467650</text:p>
          </table:table-cell>
          <table:table-cell table:style-name="ce21" office:value-type="string">
            <text:p>Regency Beauty Institut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gency Beauty Institute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35">
            <text:p>5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32">
            <text:p>15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6">
            <text:p>3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60">
            <text:p>2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272">
            <text:p>2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733">
            <text:p>7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6">
            <text:p>41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214">
            <text:p>2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633">
            <text:p>6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9268">
            <text:p>459268</text:p>
          </table:table-cell>
          <table:table-cell table:style-name="ce21" office:value-type="string">
            <text:p>South University?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 - Virginia Beach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042">
            <text:p>60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6">
            <text:p>27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33">
            <text:p>27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oodbridge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Fredericksburg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lexandria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Loudoun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anassas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Henrico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Chesterfield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hesapeake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ewport News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684">
            <text:p>233684</text:p>
          </table:table-cell>
          <table:table-cell table:style-name="ce21" office:value-type="string">
            <text:p>Strayer University-Virginia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Virginia Beach</text:p>
          </table:table-cell>
          <table:table-cell table:style-name="ce21" office:value-type="float" office:value="8991">
            <text:p>89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550">
            <text:p>5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557">
            <text:p>1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420">
            <text:p>2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42">
            <text:p>109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Portsmouth Campus</text:p>
          </table:table-cell>
          <table:table-cell table:style-name="ce21" office:value-type="float" office:value="30134">
            <text:p>30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1">
            <text:p>2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76568">
            <text:p>476568</text:p>
          </table:table-cell>
          <table:table-cell table:style-name="ce21" office:value-type="string">
            <text:p>Tomorrow's Image Barber Academy of 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11">
            <text:p>2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tafford Campus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hlgren Campus</text:p>
          </table:table-cell>
          <table:table-cell table:style-name="ce21" office:value-type="float" office:value="5093">
            <text:p>50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989">
            <text:p>9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61">
            <text:p>4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907">
            <text:p>239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60923">
            <text:p>460923</text:p>
          </table:table-cell>
          <table:table-cell table:style-name="ce21" office:value-type="string">
            <text:p>Virginia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ollege in Richmond</text:p>
          </table:table-cell>
          <table:table-cell table:style-name="ce21" office:value-type="float" office:value="413">
            <text:p>4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93">
            <text:p>9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Qatar Campus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CU Inova</text:p>
          </table:table-cell>
          <table:table-cell table:style-name="ce21" office:value-type="float" office:value="31445">
            <text:p>314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570">
            <text:p>25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496">
            <text:p>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64">
            <text:p>16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165">
            <text:p>165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Middleburg Agricultural Research and Extension Center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The Institute for Advanced Learning and Research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Virginia Tech Carilion Research Institution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Virginia Tech Research Center Arlington</text:p>
          </table:table-cell>
          <table:table-cell table:style-name="ce21" office:value-type="float" office:value="31087">
            <text:p>310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24">
            <text:p>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208">
            <text:p>62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1">
            <text:p>17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">
            <text:p>5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31">
            <text:p>14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40">
            <text:p>84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6">
            <text:p>1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2">
            <text:p>23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31">
            <text:p>4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6">
            <text:p>4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12">
            <text:p>2012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17">
            <text:p>37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on-campus-virginia-coll" style:display-name="PageStyle_arrests-on-campus-virginia-coll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